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color="#008000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20gb Trajectory Txt File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At 88195 frames with 297 Pedestrians each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57.43 seconds to Load from beginning to end (without binary Tree)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407.77 seconds to Load from end to beginning (without binary Tree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orward: 0.00000219 seconds per Pedestria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ackward: 0.00005374 seconds per Pedestria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orward is 24.51 times faster than backwar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ositions: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21062">
            <text:p>21062</text:p>
          </table:table-cell>
          <table:table-cell table:number-columns-repeated="2"/>
        </table:table-row>
        <table:table-row table:style-name="ro1">
          <table:table-cell office:value-type="float" office:value="57775">
            <text:p>57775</text:p>
          </table:table-cell>
          <table:table-cell table:number-columns-repeated="2"/>
        </table:table-row>
        <table:table-row table:style-name="ro1">
          <table:table-cell office:value-type="float" office:value="6718">
            <text:p>6718</text:p>
          </table:table-cell>
          <table:table-cell table:number-columns-repeated="2"/>
        </table:table-row>
        <table:table-row table:style-name="ro1">
          <table:table-cell office:value-type="float" office:value="24147">
            <text:p>24147</text:p>
          </table:table-cell>
          <table:table-cell table:number-columns-repeated="2"/>
        </table:table-row>
        <table:table-row table:style-name="ro1">
          <table:table-cell office:value-type="float" office:value="32136">
            <text:p>32136</text:p>
          </table:table-cell>
          <table:table-cell table:number-columns-repeated="2"/>
        </table:table-row>
        <table:table-row table:style-name="ro1">
          <table:table-cell office:value-type="float" office:value="22816">
            <text:p>22816</text:p>
          </table:table-cell>
          <table:table-cell table:number-columns-repeated="2"/>
        </table:table-row>
        <table:table-row table:style-name="ro1">
          <table:table-cell office:value-type="float" office:value="87776">
            <text:p>87776</text:p>
          </table:table-cell>
          <table:table-cell table:number-columns-repeated="2"/>
        </table:table-row>
        <table:table-row table:style-name="ro1">
          <table:table-cell office:value-type="float" office:value="28478">
            <text:p>28478</text:p>
          </table:table-cell>
          <table:table-cell table:number-columns-repeated="2"/>
        </table:table-row>
        <table:table-row table:style-name="ro1">
          <table:table-cell office:value-type="float" office:value="83232">
            <text:p>83232</text:p>
          </table:table-cell>
          <table:table-cell table:number-columns-repeated="2"/>
        </table:table-row>
        <table:table-row table:style-name="ro1">
          <table:table-cell office:value-type="float" office:value="15994">
            <text:p>15994</text:p>
          </table:table-cell>
          <table:table-cell table:number-columns-repeated="2"/>
        </table:table-row>
        <table:table-row table:style-name="ro1">
          <table:table-cell office:value-type="float" office:value="76410">
            <text:p>76410</text:p>
          </table:table-cell>
          <table:table-cell table:number-columns-repeated="2"/>
        </table:table-row>
        <table:table-row table:style-name="ro1">
          <table:table-cell office:value-type="float" office:value="3201">
            <text:p>3201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table:number-columns-repeated="2"/>
        </table:table-row>
        <table:table-row table:style-name="ro1">
          <table:table-cell office:value-type="float" office:value="55872">
            <text:p>55872</text:p>
          </table:table-cell>
          <table:table-cell table:number-columns-repeated="2"/>
        </table:table-row>
        <table:table-row table:style-name="ro1">
          <table:table-cell office:value-type="float" office:value="43336">
            <text:p>43336</text:p>
          </table:table-cell>
          <table:table-cell table:number-columns-repeated="2"/>
        </table:table-row>
        <table:table-row table:style-name="ro1">
          <table:table-cell office:value-type="float" office:value="24391">
            <text:p>24391</text:p>
          </table:table-cell>
          <table:table-cell table:number-columns-repeated="2"/>
        </table:table-row>
        <table:table-row table:style-name="ro1">
          <table:table-cell office:value-type="float" office:value="71481">
            <text:p>71481</text:p>
          </table:table-cell>
          <table:table-cell table:number-columns-repeated="2"/>
        </table:table-row>
        <table:table-row table:style-name="ro1">
          <table:table-cell office:value-type="float" office:value="8238">
            <text:p>8238</text:p>
          </table:table-cell>
          <table:table-cell table:number-columns-repeated="2"/>
        </table:table-row>
        <table:table-row table:style-name="ro1">
          <table:table-cell office:value-type="float" office:value="39966">
            <text:p>3996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rward Threshold:</text:p>
          </table:table-cell>
          <table:table-cell office:value-type="string">
            <text:p>Time per Position:</text:p>
          </table:table-cell>
          <table:table-cell office:value-type="string">
            <text:p>Max FPS: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0.012">
            <text:p>0,0120</text:p>
          </table:table-cell>
          <table:table-cell table:style-name="ce3" table:formula="of:=division([.B36]/)" office:value-type="date" office:date-value="1899-12-30">
            <text:p>Err: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041">
            <text:p>0,0041</text:p>
          </table:table-cell>
          <table:table-cell table:style-name="ce3" table:formula="of:=1/[.B37]" office:value-type="date" office:date-value="1900-08-30T21:39:30.73170731">
            <text:p>30.08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37">
            <text:p>0,0037</text:p>
          </table:table-cell>
          <table:table-cell table:style-name="ce3" table:formula="of:=1/[.B38]" office:value-type="date" office:date-value="1900-09-26T06:29:11.35135135">
            <text:p>26.09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41">
            <text:p>0,0041</text:p>
          </table:table-cell>
          <table:table-cell table:style-name="ce3" table:formula="of:=1/[.B39]" office:value-type="date" office:date-value="1900-08-30T21:39:30.73170731">
            <text:p>30.08.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46">
            <text:p>0,0046</text:p>
          </table:table-cell>
          <table:table-cell table:style-name="ce3" table:formula="of:=1/[.B40]" office:value-type="date" office:date-value="1900-08-04T09:23:28.69565217">
            <text:p>04.08.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55">
            <text:p>0,0055</text:p>
          </table:table-cell>
          <table:table-cell table:style-name="ce3" table:formula="of:=1/[.B41]" office:value-type="date" office:date-value="1900-06-29T19:38:10.90909091">
            <text:p>29.06.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64">
            <text:p>0,0064</text:p>
          </table:table-cell>
          <table:table-cell table:style-name="ce3" table:formula="of:=1/[.B42]" office:value-type="date" office:date-value="1900-06-04T06:00:00">
            <text:p>04.06.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74">
            <text:p>0,0074</text:p>
          </table:table-cell>
          <table:table-cell table:style-name="ce3" table:formula="of:=1/[.B43]" office:value-type="date" office:date-value="1900-05-14T03:14:35.67567568">
            <text:p>14.05.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0115">
            <text:p>0,0115</text:p>
          </table:table-cell>
          <table:table-cell table:style-name="ce3" table:formula="of:=1/[.B44]" office:value-type="date" office:date-value="1900-03-26T22:57:23.47826087">
            <text:p>26.03.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0.0179">
            <text:p>0,0179</text:p>
          </table:table-cell>
          <table:table-cell table:style-name="ce3" table:formula="of:=1/[.B45]" office:value-type="date" office:date-value="1900-02-23T20:46:55.6424581">
            <text:p>23.02.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0.0188">
            <text:p>0,0188</text:p>
          </table:table-cell>
          <table:table-cell table:style-name="ce3" table:formula="of:=1/[.B46]" office:value-type="date" office:date-value="1900-02-21T04:35:44.680851064">
            <text:p>21.02.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float" office:value="0.0284">
            <text:p>0,0284</text:p>
          </table:table-cell>
          <table:table-cell table:style-name="ce3" table:formula="of:=1/[.B47]" office:value-type="date" office:date-value="1900-02-03T05:04:13.52112676">
            <text:p>03.02.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float" office:value="0.048">
            <text:p>0,0480</text:p>
          </table:table-cell>
          <table:table-cell table:style-name="ce3" table:formula="of:=1/[.B48]" office:value-type="date" office:date-value="1900-01-19T20:00:00">
            <text:p>19.01.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2" office:value-type="float" office:value="0.06">
            <text:p>0,0600</text:p>
          </table:table-cell>
          <table:table-cell table:style-name="ce3" table:formula="of:=1/[.B49]" office:value-type="date" office:date-value="1900-01-15T16:00:00">
            <text:p>15.01.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style-name="ce2" office:value-type="float" office:value="0.092">
            <text:p>0,0920</text:p>
          </table:table-cell>
          <table:table-cell table:style-name="ce3" table:formula="of:=1/[.B50]" office:value-type="date" office:date-value="1900-01-09T20:52:10.434782609">
            <text:p>09.01.0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style-name="ce2" office:value-type="float" office:value="0.138">
            <text:p>0,1380</text:p>
          </table:table-cell>
          <table:table-cell table:style-name="ce3" table:formula="of:=1/[.B51]" office:value-type="date" office:date-value="1900-01-06T05:54:46.9565217391">
            <text:p>06.01.0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style-name="ce2" office:value-type="float" office:value="0.223">
            <text:p>0,2230</text:p>
          </table:table-cell>
          <table:table-cell table:style-name="ce3" table:formula="of:=1/[.B52]" office:value-type="date" office:date-value="1900-01-03T11:37:23.9461883408">
            <text:p>03.01.0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style-name="ce2" office:value-type="float" office:value="0.254">
            <text:p>0,2540</text:p>
          </table:table-cell>
          <table:table-cell table:style-name="ce3" table:formula="of:=1/[.B53]" office:value-type="date" office:date-value="1900-01-02T22:29:17.4803149606">
            <text:p>02.01.00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table:style-name="ce2" office:value-type="float" office:value="0.39">
            <text:p>0,3900</text:p>
          </table:table-cell>
          <table:table-cell table:style-name="ce3" table:formula="of:=1/[.B54]" office:value-type="date" office:date-value="1900-01-01T13:32:18.4615384615">
            <text:p>01.01.00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table:style-name="ce2" office:value-type="float" office:value="0.76">
            <text:p>0,7600</text:p>
          </table:table-cell>
          <table:table-cell table:style-name="ce3" table:formula="of:=1/[.B55]" office:value-type="date" office:date-value="1899-12-31T07:34:44.2105263158">
            <text:p>31.12.99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table:style-name="ce2" office:value-type="float" office:value="0.93">
            <text:p>0,9300</text:p>
          </table:table-cell>
          <table:table-cell table:style-name="ce3" table:formula="of:=1/[.B56]" office:value-type="date" office:date-value="1899-12-31T01:48:23.2258064516">
            <text:p>31.12.99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table:style-name="ce2" office:value-type="float" office:value="1.57">
            <text:p>1,5700</text:p>
          </table:table-cell>
          <table:table-cell table:style-name="ce3" table:formula="of:=1/[.B57]" office:value-type="date" office:date-value="1899-12-30T15:17:11.84713375796">
            <text:p>30.12.99</text:p>
          </table:table-cell>
        </table:table-row>
        <table:table-row table:style-name="ro1">
          <table:table-cell office:value-type="float" office:value="7482">
            <text:p>7482</text:p>
          </table:table-cell>
          <table:table-cell table:style-name="ce2" office:value-type="float" office:value="2.04">
            <text:p>2,0400</text:p>
          </table:table-cell>
          <table:table-cell table:style-name="ce3" table:formula="of:=1/[.B58]" office:value-type="date" office:date-value="1899-12-30T11:45:52.94117647058">
            <text:p>30.12.99</text:p>
          </table:table-cell>
        </table:table-row>
        <table:table-row table:style-name="ro1">
          <table:table-cell office:value-type="float" office:value="11223">
            <text:p>11223</text:p>
          </table:table-cell>
          <table:table-cell table:style-name="ce2" office:value-type="float" office:value="2.94">
            <text:p>2,9400</text:p>
          </table:table-cell>
          <table:table-cell table:style-name="ce3" table:formula="of:=1/[.B59]" office:value-type="date" office:date-value="1899-12-30T08:09:47.75510204082">
            <text:p>30.12.99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.05.2021</text:date>, <text:time>13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48S</meta:editing-duration>
    <meta:editing-cycles>10</meta:editing-cycles>
    <meta:generator>OpenOffice/4.1.9$Win32 OpenOffice.org_project/419m1$Build-9805</meta:generator>
    <dc:date>2021-05-10T13:00:02.40</dc:date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